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ce76a" officeooo:paragraph-rsid="000ce76a"/>
    </style:style>
    <style:style style:name="P2" style:family="paragraph" style:parent-style-name="Standard">
      <style:text-properties officeooo:rsid="000e7d90" officeooo:paragraph-rsid="000e7d90"/>
    </style:style>
    <style:style style:name="P3" style:family="paragraph" style:parent-style-name="Standard" style:list-style-name="L1">
      <style:text-properties officeooo:rsid="000e7d90" officeooo:paragraph-rsid="000e7d90"/>
    </style:style>
    <style:style style:name="P4" style:family="paragraph" style:parent-style-name="Standard" style:list-style-name="L1">
      <style:text-properties officeooo:rsid="000f08c3" officeooo:paragraph-rsid="000f08c3"/>
    </style:style>
    <style:style style:name="P5" style:family="paragraph" style:parent-style-name="Standard" style:list-style-name="L1">
      <style:text-properties officeooo:rsid="000f2439" officeooo:paragraph-rsid="000f2439"/>
    </style:style>
    <style:style style:name="T1" style:family="text">
      <style:text-properties style:text-position="super 58%"/>
    </style:style>
    <style:style style:name="T2" style:family="text">
      <style:text-properties officeooo:rsid="000df03f"/>
    </style:style>
    <style:style style:name="T3" style:family="text">
      <style:text-properties officeooo:rsid="000f2439"/>
    </style:style>
    <style:style style:name="T4" style:family="text">
      <style:text-properties officeooo:rsid="0012cd9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k</text:span>January 24<text:span text:style-name="T1">th</text:span>, 2023</text:p>
      <text:p text:style-name="P1">Kitkat Dambeck</text:p>
      <text:p text:style-name="P1">Expository Writing</text:p>
      <text:p text:style-name="P2"><text:span text:style-name="T4">TAE </text:span><text:span text:style-name="T3">Prep</text:span></text:p>
      <text:p text:style-name="P1"/>
      <text:list xml:id="list2067769011" text:style-name="L1">
        <text:list-item>
          <text:p text:style-name="P3">Analysis.</text:p>
          <text:list>
            <text:list-item>
              <text:p text:style-name="P3">Answer how and why!</text:p>
            </text:list-item>
            <text:list-item>
              <text:p text:style-name="P3">Explore and explain. </text:p>
            </text:list-item>
            <text:list-item>
              <text:p text:style-name="P3">Says something new, separate from restating and summarizing.</text:p>
            </text:list-item>
            <text:list-item>
              <text:p text:style-name="P3">Look for patterns, dissect concepts.</text:p>
            </text:list-item>
          </text:list>
        </text:list-item>
        <text:list-item>
          <text:p text:style-name="P3">Summery.</text:p>
          <text:list>
            <text:list-item>
              <text:p text:style-name="P3">Answer what where, when, and who.</text:p>
            </text:list-item>
            <text:list-item>
              <text:p text:style-name="P3">Reports what is says.</text:p>
            </text:list-item>
          </text:list>
        </text:list-item>
        <text:list-item>
          <text:p text:style-name="P4">Writing as an art.</text:p>
          <text:list>
            <text:list-item>
              <text:p text:style-name="P4">About attitude. </text:p>
            </text:list-item>
            <text:list-item>
              <text:p text:style-name="P4">Presuppose a confident attitude.</text:p>
            </text:list-item>
          </text:list>
        </text:list-item>
        <text:list-item>
          <text:p text:style-name="P4">Homework.</text:p>
          <text:list>
            <text:list-item>
              <text:p text:style-name="P4">Prepare.</text:p>
              <text:list>
                <text:list-item>
                  <text:p text:style-name="P4">List five most confusing words, read a defintion, and paraphrase what it means in context.</text:p>
                </text:list-item>
                <text:list-item>
                  <text:p text:style-name="P4">Copy the most confusing sentence. Write six to ten questions</text:p>
                  <text:list>
                    <text:list-item>
                      <text:p text:style-name="P4">What are key terms?</text:p>
                    </text:list-item>
                    <text:list-item>
                      <text:p text:style-name="P4">Do words have multipul meanings?</text:p>
                    </text:list-item>
                    <text:list-item>
                      <text:p text:style-name="P4">What do they suggest about tone?</text:p>
                    </text:list-item>
                    <text:list-item>
                      <text:p text:style-name="P4">Et cetera ab tui genio.</text:p>
                    </text:list-item>
                  </text:list>
                </text:list-item>
              </text:list>
            </text:list-item>
            <text:list-item>
              <text:p text:style-name="P4">Essay draft.</text:p>
              <text:list>
                <text:list-item>
                  <text:p text:style-name="P4">500-700 words. </text:p>
                </text:list-item>
                <text:list-item>
                  <text:p text:style-name="P4">MLA style. </text:p>
                  <text:list>
                    <text:list-item>
                      <text:p text:style-name="P4">1inch margin.</text:p>
                    </text:list-item>
                    <text:list-item>
                      <text:p text:style-name="P4">12pt times new roman.</text:p>
                    </text:list-item>
                    <text:list-item>
                      <text:p text:style-name="P4">Double spaced lines. </text:p>
                    </text:list-item>
                  </text:list>
                </text:list-item>
                <text:list-item>
                  <text:p text:style-name="P4">.<text:span text:style-name="T3">pdf or </text:span>.docx file. </text:p>
                </text:list-item>
                <text:list-item>
                  <text:p text:style-name="P4">Check list.</text:p>
                  <text:list>
                    <text:list-item>
                      <text:p text:style-name="P4">Two paragraphs with topic sentence.</text:p>
                    </text:list-item>
                    <text:list-item>
                      <text:p text:style-name="P4">Identify one key term, which explains how something works.</text:p>
                    </text:list-item>
                    <text:list-item>
                      <text:p text:style-name="P4">Two quotes which relate to the key term.</text:p>
                    </text:list-item>
                    <text:list-item>
                      <text:p text:style-name="P4">Analysis of quoted moments. How and why.</text:p>
                    </text:list-item>
                    <text:list-item>
                      <text:p text:style-name="P4">Conclude what my analysis teaches.</text:p>
                    </text:list-item>
                    <text:list-item>
                      <text:p text:style-name="P4">How this relates to further or complicate the authors arguments. <text:s/></text:p>
                    </text:list-item>
                  </text:list>
                </text:list-item>
              </text:list>
            </text:list-item>
            <text:list-item>
              <text:p text:style-name="P5">Reading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17:40:32.806617572</meta:creation-date>
    <dc:date>2023-01-25T23:25:15.446781521</dc:date>
    <meta:editing-duration>PT36M5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38" meta:word-count="198" meta:character-count="1079" meta:non-whitespace-character-count="944"/>
  </office:meta>
</office:document-meta>
</file>